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4.125in" fo:margin-left="0.6542in" table:align="left"/>
    </style:style>
    <style:style style:name="Table1.A" style:family="table-column">
      <style:table-column-properties style:column-width="1.4333in"/>
    </style:style>
    <style:style style:name="Table1.B" style:family="table-column">
      <style:table-column-properties style:column-width="2.6917in"/>
    </style:style>
    <style:style style:name="Table1.1" style:family="table-row">
      <style:table-row-properties style:min-row-height="0.375in"/>
    </style:style>
    <style:style style:name="Table1.A1" style:family="table-cell">
      <style:table-cell-properties style:vertical-align="middle" fo:padding-left="0.0194in" fo:padding-right="0in" fo:padding-top="0in" fo:padding-bottom="0.0194in" fo:border-left="0.05pt solid #cdd2d9" fo:border-right="none" fo:border-top="none" fo:border-bottom="0.05pt solid #cdd2d9"/>
    </style:style>
    <style:style style:name="Table1.2" style:family="table-row">
      <style:table-row-properties style:min-row-height="0.3819in"/>
    </style:style>
    <style:style style:name="Table1.3" style:family="table-row">
      <style:table-row-properties style:min-row-height="0.3882in"/>
    </style:style>
    <style:style style:name="Table1.4" style:family="table-row">
      <style:table-row-properties style:min-row-height="0.4528in"/>
    </style:style>
    <style:style style:name="Table1.5" style:family="table-row">
      <style:table-row-properties style:min-row-height="0.459in"/>
    </style:style>
    <style:style style:name="Table1.6" style:family="table-row">
      <style:table-row-properties style:min-row-height="0.4431in"/>
    </style:style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4pt" fo:letter-spacing="normal" fo:font-weight="bold" officeooo:paragraph-rsid="0020bb20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4.4583in"/>
        </style:tab-stops>
      </style:paragraph-properties>
      <style:text-properties style:font-name="Times New Roman" fo:font-size="14pt" officeooo:rsid="00183004" officeooo:paragraph-rsid="0020bb20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4pt" fo:letter-spacing="normal" fo:font-weight="normal" officeooo:paragraph-rsid="0020bb2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fo:letter-spacing="normal" fo:font-weight="normal" officeooo:paragraph-rsid="0020bb2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letter-spacing="normal" fo:font-weight="bold" officeooo:rsid="0020db29" officeooo:paragraph-rsid="0020db29" style:font-size-asian="14pt" style:font-size-complex="14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fo:letter-spacing="normal" fo:font-weight="bold" officeooo:rsid="0020bb20" officeooo:paragraph-rsid="0020bb20" style:font-size-asian="14pt" style:font-size-complex="14p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4pt" fo:letter-spacing="normal" fo:font-weight="bold" officeooo:rsid="0020bb20" officeooo:paragraph-rsid="0020bb20" style:font-size-asian="14pt" style:font-size-complex="14pt"/>
    </style:style>
    <style:style style:name="P10" style:family="paragraph" style:parent-style-name="Standard">
      <style:paragraph-properties fo:margin-left="0in" fo:margin-right="0in" fo:margin-top="0in" fo:margin-bottom="0.1965in" style:contextual-spacing="false" fo:text-indent="0in" style:auto-text-indent="false"/>
      <style:text-properties style:font-name="Times New Roman" fo:font-size="14pt" fo:letter-spacing="normal" fo:font-weight="bold" style:font-size-asian="14pt" style:font-size-complex="14pt"/>
    </style:style>
    <style:style style:name="P11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03030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4pt" fo:letter-spacing="normal" fo:font-weight="bold" style:font-size-asian="14pt" style:font-size-complex="14pt"/>
    </style:style>
    <style:style style:name="P13" style:family="paragraph" style:parent-style-name="Table_20_Heading">
      <style:paragraph-properties fo:margin-left="0in" fo:margin-right="0in" fo:text-indent="0in" style:auto-text-indent="false"/>
      <style:text-properties style:font-name="Times New Roman" fo:font-size="14pt" fo:letter-spacing="normal" style:font-size-asian="14pt" style:font-size-complex="14pt"/>
    </style:style>
    <style:style style:name="P14" style:family="paragraph" style:parent-style-name="Table_20_Contents">
      <style:paragraph-properties fo:margin-left="0in" fo:margin-right="0in" fo:text-indent="0in" style:auto-text-indent="false"/>
      <style:text-properties style:font-name="Times New Roman" fo:font-size="14pt" fo:letter-spacing="normal" style:font-size-asian="14pt" style:font-size-complex="14pt"/>
    </style:style>
    <style:style style:name="P15" style:family="paragraph" style:parent-style-name="Table_20_Contents">
      <style:paragraph-properties fo:margin-left="0in" fo:margin-right="0in" fo:text-indent="0in" style:auto-text-indent="false"/>
      <style:text-properties style:font-name="Times New Roman" fo:font-size="14pt" fo:letter-spacing="normal" officeooo:paragraph-rsid="00177675" style:font-size-asian="14pt" style:font-size-complex="14pt"/>
    </style:style>
    <style:style style:name="P16" style:family="paragraph" style:parent-style-name="Standard">
      <style:paragraph-properties fo:margin-left="0in" fo:margin-right="0in" fo:margin-top="0in" fo:margin-bottom="0.1965in" style:contextual-spacing="false" fo:text-indent="0in" style:auto-text-indent="false"/>
      <style:text-properties style:font-name="Times New Roman" fo:font-size="14pt" style:font-size-asian="14pt" style:font-size-complex="14pt"/>
    </style:style>
    <style:style style:name="P17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03030" loext:opacity="100%" style:font-name="Times New Roman" fo:font-size="14pt" fo:letter-spacing="normal" fo:font-style="normal" fo:font-weight="normal" style:font-size-asian="14pt" style:font-size-complex="14pt"/>
    </style:style>
    <style:style style:name="P18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03030" loext:opacity="100%" style:font-name="Times New Roman" fo:font-size="14pt" fo:letter-spacing="normal" fo:font-style="normal" fo:font-weight="normal" officeooo:paragraph-rsid="001c3bdc" style:font-size-asian="14pt" style:font-size-complex="14pt"/>
    </style:style>
    <style:style style:name="P19" style:family="paragraph" style:parent-style-name="Standard">
      <style:text-properties style:font-name="Times New Roman" fo:font-size="14pt" fo:font-weight="bold" officeooo:rsid="00183004" officeooo:paragraph-rsid="00183004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Times New Roman" fo:font-size="14pt" officeooo:rsid="00183004" officeooo:paragraph-rsid="00183004" style:font-size-asian="14pt" style:font-size-complex="14pt"/>
    </style:style>
    <style:style style:name="P21" style:family="paragraph" style:parent-style-name="Standard">
      <style:text-properties style:font-name="Times New Roman" fo:font-size="14pt" officeooo:rsid="00183004" officeooo:paragraph-rsid="001c3bdc" style:font-size-asian="14pt" style:font-size-complex="14pt"/>
    </style:style>
    <style:style style:name="P22" style:family="paragraph" style:parent-style-name="Standard">
      <style:paragraph-properties>
        <style:tab-stops>
          <style:tab-stop style:position="4.4583in"/>
        </style:tab-stops>
      </style:paragraph-properties>
      <style:text-properties style:font-name="Times New Roman" fo:font-size="14pt" officeooo:rsid="00183004" officeooo:paragraph-rsid="001c3bdc" style:font-size-asian="14pt" style:font-size-complex="14pt"/>
    </style:style>
    <style:style style:name="P23" style:family="paragraph">
      <loext:graphic-properties draw:fill="solid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219c3b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20db29"/>
    </style:style>
    <style:style style:name="T7" style:family="text">
      <style:text-properties officeooo:rsid="0020bb20"/>
    </style:style>
    <style:style style:name="T8" style:family="text">
      <style:text-properties officeooo:rsid="00209f91"/>
    </style:style>
    <style:style style:name="T9" style:family="text">
      <style:text-properties officeooo:rsid="00177675"/>
    </style:style>
    <style:style style:name="T10" style:family="text">
      <style:text-properties fo:letter-spacing="normal" fo:font-weight="bold"/>
    </style:style>
    <style:style style:name="T11" style:family="text">
      <style:text-properties fo:letter-spacing="normal" fo:font-weight="bold" officeooo:rsid="0020db29"/>
    </style:style>
    <style:style style:name="T12" style:family="text">
      <style:text-properties fo:letter-spacing="normal" fo:font-weight="bold" officeooo:rsid="00177675"/>
    </style:style>
    <style:style style:name="T13" style:family="text">
      <style:text-properties fo:font-weight="bold"/>
    </style:style>
    <style:style style:name="T14" style:family="text">
      <style:text-properties officeooo:rsid="0026ec18"/>
    </style:style>
    <style:style style:name="T15" style:family="text">
      <style:text-properties fo:font-weight="bold" officeooo:rsid="001c3bdc" style:font-weight-asian="bold" style:font-weight-complex="bold"/>
    </style:style>
    <style:style style:name="T16" style:family="text">
      <style:text-properties officeooo:rsid="001c3bdc"/>
    </style:style>
    <style:style style:name="T17" style:family="text">
      <style:text-properties officeooo:rsid="0019154e"/>
    </style:style>
    <style:style style:name="T18" style:family="text">
      <style:text-properties fo:letter-spacing="normal" officeooo:rsid="00177675"/>
    </style:style>
    <style:style style:name="T19" style:family="text">
      <style:text-properties fo:letter-spacing="normal"/>
    </style:style>
    <style:style style:name="T20" style:family="text">
      <style:text-properties fo:font-weight="bold" officeooo:rsid="0019154e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19c3b" style:font-weight-asian="bold" style:font-weight-complex="bold"/>
    </style:style>
    <style:style style:name="T23" style:family="text">
      <style:text-properties fo:font-weight="bold" officeooo:rsid="0020db29" style:font-weight-asian="bold" style:font-weight-complex="bold"/>
    </style:style>
    <style:style style:name="T24" style:family="text"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solid" svg:stroke-width="0.0799in" svg:stroke-color="#000000" draw:marker-start="" draw:fill="solid" draw:fill-color="#ffffff" fo:min-height="3.1189in" fo:padding-top="0.0398in" fo:padding-bottom="0.0398in" fo:padding-left="0.0398in" fo:padding-right="0.03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01in" svg:stroke-color="#000000" draw:marker-start="" draw:fill="solid" draw:fill-color="#ffffff" fo:min-height="1.339in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span text:style-name="T1">VI. Read the poster given below and answer the following question. </text:span><text:s text:c="4"/></text:p>
      <text:p text:style-name="P2"/>
      <text:p text:style-name="P2"><draw:frame text:anchor-type="paragraph" draw:z-index="1" draw:name="Text Frame 2" draw:style-name="gr1" draw:text-style-name="P4" svg:width="4.5933in" svg:height="3.198in" svg:x="0.0236in" svg:y="0.0429in"><draw:text-box><text:p text:style-name="P3"><text:span text:style-name="T2">SCIENCE FAIR</text:span></text:p><text:p text:style-name="P3"><text:span text:style-name="T3">Free Entry for Children</text:span></text:p><text:p><text:s text:c="4"/><text:span text:style-name="T4"><text:s text:c="3"/></text:span></text:p><text:p><text:span text:style-name="T4"><text:s text:c="17"/>Date : 1st Feb– 7th Feb. 2026</text:span></text:p><text:p/><text:p>⏰ Time: 10:00 a.m. – 4:00 p.m.</text:p><text:p><text:span text:style-name="T5"/></text:p><text:p><text:span text:style-name="T5"><text:s/>Activities:</text:span></text:p><text:p><text:span text:style-name="T5"><text:s/>* Photo Gallery</text:span></text:p><text:p><text:span text:style-name="T5"><text:s/>* Night Sky Observation</text:span></text:p><text:p><text:span text:style-name="T5"><text:s/>* Quiz Competition</text:span></text:p><text:p>🏫 Organised by: Urdhagaon M.E. School</text:p><text:p>📍 Venue: Urdhagaon M.E. School Playground</text:p><text:p>💰 Entry Fee for Adults: ₹50 <text:s/>per person</text:p><text:p>✨ All are welcome! Come and enjoy the Science Fair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6">I. </text:span>What is the name of the fair? <text:s text:c="34"/><text:span text:style-name="T6">1</text:span><text:line-break/>a) Book Fair <text:s text:c="6"/>b) Science Fair<text:line-break/>c) Art Fair <text:s text:c="10"/>d) Food Fair<text:line-break/><text:span text:style-name="T6">II. </text:span>When will the fair be held? <text:s text:c="35"/><text:span text:style-name="T6">1</text:span><text:line-break/>a) 1st to 7th <text:span text:style-name="T7">Feb.</text:span> 202<text:span text:style-name="T7">6</text:span> <text:s text:c="5"/>b) 5th to 10th May 2024<text:line-break/>c) 1st to 5th June 202<text:span text:style-name="T7">6</text:span> <text:s text:c="5"/>d) 2nd to 8th May 2024<text:line-break/><text:span text:style-name="T6">III. </text:span>Who can enter the fair free? <text:s text:c="32"/><text:span text:style-name="T6">1</text:span><text:line-break/>a) Adults <text:s text:c="9"/>b) Teachers<text:line-break/>c) Children <text:s text:c="6"/>d) Visitors<text:line-break/><text:span text:style-name="T6">IV. </text:span>What is the entry fee for adults? <text:s text:c="27"/><text:span text:style-name="T6">1</text:span><text:line-break/>a) ₹5<text:span text:style-name="T8">0 <text:s text:c="7"/></text:span>b) ₹10<text:line-break/>c) ₹20 <text:s text:c="7"/>d) Free</text:p>
      <text:p text:style-name="P5"><text:span text:style-name="T6">V. </text:span>Write the activities of the Science Fair. <text:s text:c="17"/><text:span text:style-name="T6">3</text:span><text:line-break/><text:span text:style-name="T6">VI. </text:span>Where is the venue of the fair? <text:s text:c="28"/><text:span text:style-name="T6">2</text:span></text:p>
      <text:p text:style-name="P6"/>
      <text:p text:style-name="P7">READING <text:s text:c="25"/>1O</text:p>
      <text:p text:style-name="P7">DICTATION <text:s text:c="21"/>11</text:p>
      <text:p text:style-name="P8"/>
      <text:p text:style-name="P8">ANNUAL EXAMINATION</text:p>
      <text:p text:style-name="P8">CLASS – III</text:p>
      <text:p text:style-name="P8">SUB: ENGLISH</text:p>
      <text:p text:style-name="P9"><text:s text:c="5"/>Time: 3 Hours <text:s text:c="41"/>Full marks 100</text:p>
      <text:p text:style-name="P1"/>
      <text:p text:style-name="P10"><text:s text:c="6"/>I. Choose the correct answer (MCQ): (10 × <text:span text:style-name="T9">2</text:span> = <text:span text:style-name="T9">2</text:span>0 Marks)</text:p>
      <text:list text:style-name="L1">
        <text:list-item>
          <text:p text:style-name="P11">Ritu realized his mistake after talking to the: a) Teacher b) Father c) Doctor d) Friend</text:p>
        </text:list-item>
        <text:list-item>
          <text:p text:style-name="P11">In the race, the hare took a nap under a: a) Shady tree b) Umbrella c) Tent d) Cave</text:p>
        </text:list-item>
        <text:list-item>
          <text:p text:style-name="P11">An astronaut travels to space in a: a) Bus b) Aeroplane c) Spaceship d) Boat</text:p>
        </text:list-item>
        <text:list-item>
          <text:p text:style-name="P11">Who is known as the first Indian astronomer? a) Ritu b) Aryabhatta c) APJ Abdul Kalam d) Anu</text:p>
        </text:list-item>
        <text:list-item>
          <text:p text:style-name="P11">What did the tortoise do during the race? a) He slept b) He moved steadily c) He ran fast d) He went home</text:p>
        </text:list-item>
        <text:list-item>
          <text:p text:style-name="P11">Ritu’s father paid the bill at the fair using a: a) Gold coin b) Mobile phone c) Toy d) Letter</text:p>
        </text:list-item>
        <text:list-item>
          <text:p text:style-name="P11">The poet in "If I Could Be an Astronaut" wants to visit a planet full of: a) Candies b) Colours c) Books d) Cars</text:p>
        </text:list-item>
        <text:list-item>
          <text:p text:style-name="P11">Which item is smaller and lighter than a desktop computer? a) Television b) Refrigerator c) Laptop d) Washing machine</text:p>
        </text:list-item>
        <text:list-item>
          <text:p text:style-name="P11">Anu dreamed of landing her spacecraft on the: a) Sun b) Moon c) Stars d) Clouds</text:p>
        </text:list-item>
        <text:list-item>
          <text:p text:style-name="P11">The moral of the story of the hare and tortoise is: a) Fast and swift wins b) Slow and steady wins c) Sleeping is good d) Never play games</text:p>
        </text:list-item>
      </text:list>
      <text:p text:style-name="P12"/>
      <text:p text:style-name="P12"/>
      <text:p text:style-name="P12"><text:soft-page-break/><text:s text:c="5"/>II. Match the following words with their meanings: <text:s/><text:span text:style-name="T6">10</text:span></text:p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Column A</text:p>
          </table:table-cell>
          <table:table-cell table:style-name="Table1.A1" office:value-type="string">
            <text:p text:style-name="P13">Column B</text:p>
          </table:table-cell>
        </table:table-row>
        <table:table-row table:style-name="Table1.2">
          <table:table-cell table:style-name="Table1.A1" office:value-type="string">
            <text:p text:style-name="P14">1. Leisure</text:p>
          </table:table-cell>
          <table:table-cell table:style-name="Table1.A1" office:value-type="string">
            <text:p text:style-name="P14">a) Error or fault</text:p>
          </table:table-cell>
        </table:table-row>
        <table:table-row table:style-name="Table1.3">
          <table:table-cell table:style-name="Table1.A1" office:value-type="string">
            <text:p text:style-name="P14">2. Mistake</text:p>
          </table:table-cell>
          <table:table-cell table:style-name="Table1.A1" office:value-type="string">
            <text:p text:style-name="P14">b) Free time</text:p>
          </table:table-cell>
        </table:table-row>
        <table:table-row table:style-name="Table1.4">
          <table:table-cell table:style-name="Table1.A1" office:value-type="string">
            <text:p text:style-name="P14">3. Astronaut</text:p>
          </table:table-cell>
          <table:table-cell table:style-name="Table1.A1" office:value-type="string">
            <text:p text:style-name="P14">c) Vehicle for space</text:p>
          </table:table-cell>
        </table:table-row>
        <table:table-row table:style-name="Table1.5">
          <table:table-cell table:style-name="Table1.A1" office:value-type="string">
            <text:p text:style-name="P14">4. Spaceship</text:p>
          </table:table-cell>
          <table:table-cell table:style-name="Table1.A1" office:value-type="string">
            <text:p text:style-name="P14">d) Moving at high speed</text:p>
          </table:table-cell>
        </table:table-row>
        <table:table-row table:style-name="Table1.6">
          <table:table-cell table:style-name="Table1.A1" office:value-type="string">
            <text:p text:style-name="P14">5. Swift</text:p>
          </table:table-cell>
          <table:table-cell table:style-name="Table1.A1" office:value-type="string">
            <text:p text:style-name="P15">e) A person who travels to space</text:p>
          </table:table-cell>
        </table:table-row>
      </table:table>
      <text:p text:style-name="P16"><text:span text:style-name="T10"><text:s text:c="8"/>I</text:span><text:span text:style-name="T11">II</text:span><text:span text:style-name="T10">. Do as directed: (10 × </text:span><text:span text:style-name="T12">2</text:span><text:span text:style-name="T10"> = </text:span><text:span text:style-name="T12">2</text:span><text:span text:style-name="T10">0 Marks)</text:span></text:p>
      <text:list text:style-name="L2">
        <text:list-item>
          <text:p text:style-name="P17"><text:span text:style-name="T13">Write the opposite of:</text:span> Won <text:s/><text:span text:style-name="T13">________</text:span>.</text:p>
        </text:list-item>
        <text:list-item>
          <text:p text:style-name="P17"><text:span text:style-name="T13">Add '-ful' to make a new word:</text:span> Care + ful = <text:span text:style-name="T13">________</text:span>.</text:p>
        </text:list-item>
        <text:list-item>
          <text:p text:style-name="P17"><text:span text:style-name="T13">Choose the correct pronoun:</text:span> <text:span text:style-name="T13">________</text:span> is a girl. (He / She).</text:p>
        </text:list-item>
        <text:list-item>
          <text:p text:style-name="P17"><text:span text:style-name="T13">Use am/is/are:</text:span> They <text:span text:style-name="T13">________</text:span> playing in the garden.</text:p>
        </text:list-item>
        <text:list-item>
          <text:p text:style-name="P17"><text:span text:style-name="T13">Punctuation: Put a (.) or (?) at the end:</text:span> Where do you live <text:span text:style-name="T13">___</text:span></text:p>
        </text:list-item>
        <text:list-item>
          <text:p text:style-name="P17"><text:span text:style-name="T13">Add '-er' to the verb:</text:span> One who <text:span text:style-name="T14">reads</text:span> is a <text:span text:style-name="T13">________</text:span>.</text:p>
        </text:list-item>
        <text:list-item>
          <text:p text:style-name="P17"><text:span text:style-name="T13">Homophones: Choose the correct word:</text:span> I have <text:span text:style-name="T13">________</text:span> (two / too) eyes.</text:p>
        </text:list-item>
        <text:list-item>
          <text:p text:style-name="P17"><text:span text:style-name="T13">Identify the -ing word:</text:span> Ritu is watching videos. (Write the -ing word): <text:span text:style-name="T13">________</text:span>.</text:p>
        </text:list-item>
        <text:list-item>
          <text:p text:style-name="P18"><text:span text:style-name="T15">Add ‘er’ to make a new word : </text:span><text:span text:style-name="T16">Teach + er = ______________. </text:span></text:p>
        </text:list-item>
        <text:list-item>
          <text:p text:style-name="P17"><text:span text:style-name="T13">Use a conjunction (and/but):</text:span> The hare ran fast <text:span text:style-name="T13">________</text:span> the tortoise was slow.</text:p>
        </text:list-item>
      </text:list>
      <text:p text:style-name="P19"><text:span text:style-name="T6">I</text:span><text:span text:style-name="T17">V</text:span>. Complete the following sentences by using the appropiate words. (<text:span text:style-name="T18">2 </text:span><text:span text:style-name="T19">x </text:span>5 = 10)</text:p>
      <text:p text:style-name="P20"><text:s text:c="7"/>1. ________ <text:s/>name is Anu. (I/ My)</text:p>
      <text:p text:style-name="P20"><text:s text:c="7"/>2.__________ like to observe the sky. (I/ Her)</text:p>
      <text:p text:style-name="P20"><text:s text:c="7"/>3._____________ is Raju. (He/ I)</text:p>
      <text:p text:style-name="P20"><text:s text:c="7"/>4.___________ likes to read books. (He/I)</text:p>
      <text:p text:style-name="P20"><text:s text:c="7"/>5.__________ are friends.(We/My)</text:p>
      <text:p text:style-name="P20"/>
      <text:p text:style-name="P21"><text:span text:style-name="T20">V </text:span><text:span text:style-name="T21">. Write the similar sounding words (Homophones) from the box. <text:s text:c="28"/></text:span><text:span text:style-name="T22"><text:s text:c="52"/></text:span><text:span text:style-name="T23">10</text:span><text:line-break/> <text:s text:c="4"/></text:p>
      <text:p text:style-name="P22"><draw:frame text:anchor-type="paragraph" draw:z-index="0" draw:name="Text Frame 1" draw:style-name="gr2" draw:text-style-name="P23" svg:width="2.9004in" svg:height="1.3587in" svg:x="1.8291in" svg:y="0.1728in"><draw:text-box><text:p><text:span text:style-name="T5"/></text:p><text:p><text:span text:style-name="T5"><text:s text:c="9"/></text:span><text:span text:style-name="T2"><text:s/>Won</text:span><text:span text:style-name="T24"> , know, <text:s/>way, </text:span></text:p><text:p><text:span text:style-name="T24"><text:s text:c="10"/>hare, <text:s/>hour, knew, </text:span></text:p><text:p><text:span text:style-name="T24"><text:s text:c="8"/>buy, <text:s text:c="2"/>sell, sun, </text:span></text:p><text:p><text:span text:style-name="T24"><text:s text:c="7"/>eight, deer , Flour, deer</text:span></text:p></draw:text-box></draw:frame><text:s text:c="6"/>floor – ____<text:line-break/> <text:s text:c="5"/>no – ____<text:line-break/> <text:s text:c="4"/>new – ____<text:line-break/> <text:s text:c="5"/>by – ____<text:line-break/> <text:s text:c="4"/>our – ____<text:line-break/> <text:s text:c="4"/>son – ____<text:line-break/> <text:s text:c="4"/>weigh - ____<text:line-break/> <text:s text:c="4"/>hair – ____<text:line-break/> <text:s text:c="4"/>ate – ____<text:line-break/> <text:s text:c="4"/>dear – ____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text:line-break/><text:line-break/></text:p>
      <text:p text:style-name="P22"/>
      <text:p text:style-name="P22"/>
      <text:p text:style-name="P22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6T12:07:05.762309900</meta:creation-date>
    <dc:date>2026-03-10T11:03:40.583759800</dc:date>
    <meta:editing-duration>PT29M38S</meta:editing-duration>
    <meta:editing-cycles>5</meta:editing-cycles>
    <meta:generator>LibreOffice/25.2.7.2$Windows_X86_64 LibreOffice_project/5cbfd1ab6520636bb5f7b99185aa69bd7456825d</meta:generator>
    <meta:document-statistic meta:table-count="1" meta:image-count="0" meta:object-count="0" meta:page-count="3" meta:paragraph-count="53" meta:word-count="608" meta:character-count="3524" meta:non-whitespace-character-count="2451"/>
  </office:meta>
</office:document-meta>
</file>